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automatic-styles>
    <style:style style:name="P1" style:family="paragraph" style:parent-style-name="Standard">
      <style:text-properties style:font-name="Denise" fo:font-size="15pt" officeooo:rsid="0019e4ff" officeooo:paragraph-rsid="0019e4ff" style:font-size-asian="15pt" style:font-size-complex="15pt"/>
    </style:style>
    <style:style style:name="P2" style:family="paragraph" style:parent-style-name="Standard">
      <style:text-properties style:font-name="Denise" fo:font-size="20pt" officeooo:rsid="0019e4ff" officeooo:paragraph-rsid="0019e4ff" style:font-size-asian="20pt" style:font-size-complex="20pt"/>
    </style:style>
    <style:style style:name="P3" style:family="paragraph" style:parent-style-name="Standard">
      <style:text-properties style:font-name="Noto Serif Armenian" fo:font-size="12pt" officeooo:rsid="0019e4ff" officeooo:paragraph-rsid="0019e4ff" style:font-size-asian="12pt" style:font-size-complex="12pt"/>
    </style:style>
    <style:style style:name="P4" style:family="paragraph" style:parent-style-name="Standard">
      <style:text-properties style:font-name="Noto Serif Armenian" fo:font-size="12pt" officeooo:rsid="0019e4ff" officeooo:paragraph-rsid="001d821d" style:font-size-asian="12pt" style:font-size-complex="12pt"/>
    </style:style>
    <style:style style:name="P5" style:family="paragraph" style:parent-style-name="Standard">
      <style:text-properties style:font-name="Noto Serif Armenian" fo:font-size="12pt" officeooo:rsid="001a228e" officeooo:paragraph-rsid="001a228e" style:font-size-asian="12pt" style:font-size-complex="12pt"/>
    </style:style>
    <style:style style:name="P6" style:family="paragraph" style:parent-style-name="Standard">
      <style:text-properties style:font-name="Noto Serif Armenian" fo:font-size="12pt" officeooo:rsid="001bf97f" officeooo:paragraph-rsid="0019e4ff" style:font-size-asian="12pt" style:font-size-complex="12pt"/>
    </style:style>
    <style:style style:name="P7" style:family="paragraph" style:parent-style-name="Standard">
      <style:text-properties style:font-name="Noto Serif Armenian" fo:font-size="12pt" officeooo:rsid="001d8b21" officeooo:paragraph-rsid="001d8b21" style:font-size-asian="12pt" style:font-size-complex="12pt"/>
    </style:style>
    <style:style style:name="P8" style:family="paragraph" style:parent-style-name="Standard">
      <style:paragraph-properties fo:break-before="page"/>
      <style:text-properties style:font-name="Noto Serif Armenian" fo:font-size="12pt" officeooo:rsid="001d8b21" officeooo:paragraph-rsid="001d8b21" style:font-size-asian="12pt" style:font-size-complex="12pt"/>
    </style:style>
    <style:style style:name="P9" style:family="paragraph" style:parent-style-name="Standard">
      <style:text-properties style:font-name="Noto Serif Armenian" fo:font-size="12pt" officeooo:rsid="0020dc65" officeooo:paragraph-rsid="0020dc65" style:font-size-asian="12pt" style:font-size-complex="12pt"/>
    </style:style>
    <style:style style:name="T1" style:family="text">
      <style:text-properties officeooo:rsid="001a228e"/>
    </style:style>
    <style:style style:name="T2" style:family="text">
      <style:text-properties officeooo:rsid="001bf97f"/>
    </style:style>
    <style:style style:name="T3" style:family="text">
      <style:text-properties officeooo:rsid="001d821d"/>
    </style:style>
    <style:style style:name="T4" style:family="text">
      <style:text-properties officeooo:rsid="001d8b21"/>
    </style:style>
    <style:style style:name="T5" style:family="text">
      <style:text-properties officeooo:rsid="001e2f4f"/>
    </style:style>
    <style:style style:name="T6" style:family="text">
      <style:text-properties officeooo:rsid="0020f16a"/>
    </style:style>
    <style:style style:name="T7" style:family="text">
      <style:text-properties officeooo:rsid="0022aad2"/>
    </style:style>
    <style:style style:name="T8" style:family="text">
      <style:text-properties officeooo:rsid="0022d5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öhliche Weihnachten</text:p>
      <text:p text:style-name="P1"/>
      <text:p text:style-name="P3">Ich hoffe ich mache nicht alles noch schlimmer. Ich funktioniere im Normalfall so, dass ich zielorientiert bin, das Ziel wäre es die Müllberge von Problemen zwischen uns abzutragen. Zwei Jahre lang all die vielen Mails von mir zu ignorieren ist <text:span text:style-name="T3">eigentlich nicht hilfreich für dieses Vorhaben. Es ist nicht 100% Spinnerei, gehen wir davon aus, dass nur 50% Spinnerei ist, dann könnte man mit einem Antwortmail dabei helfen aus den 50% Spinnerei 40% Spinnerei zu machen. Medikamente stellen einem Ruhig aber lösen diese Dinge nicht, diese Dinge bleiben liegen. Aber man redet sich ein man hätte etwas getan, man hat geschaut dass der Patient zwangsmediziert wird, aber die Probleme sind liegen geblieben, man klopft sich auf die Schultern: «Der Patient nimmt endlich seine Medikamente», aber die Probleme sind liegen geblieben.</text:span></text:p>
      <text:p text:style-name="P3"/>
      <text:p text:style-name="P3"/>
      <text:p text:style-name="P4"><text:span text:style-name="T3">Es ist jedem Menschen klar, dass wenn jemand ein g</text:span>ebrochenes Bein <text:span text:style-name="T3">hat, dass man ihm dann nicht auf das Bein schlagen sollte. Weshalb sollte es bei einer Psyche anders sein. Nur weil man das nicht so direkt sieht müsste es doch auch allen klar sein, dass man die Psyche von verletzten Menschen vorsichtiger «anfassen» muss.</text:span></text:p>
      <text:p text:style-name="P4"/>
      <text:p text:style-name="P4"><text:span text:style-name="T3">Einmal in der Woche </text:span><text:span text:style-name="T4">mit der Familie zu Essen und einmal die Woche </text:span><text:span text:style-name="T3">mit Lina und Maja zu spielen hat meine Psyche stabilisiert, weshalb dann so schnelle Systemänderung in so kurzer Zeit? Ich denke die </text:span><text:span text:style-name="T4">Menschen erkennen dass das eine schlechte Idee ist, also weshalb tut man das dann? Wenn man einem Menschen mit gebrochenem Bein da dran tritt ist ja auch klar, dass er wieder im Spital landet.</text:span></text:p>
      <text:p text:style-name="P4"/>
      <text:p text:style-name="P3"><text:span text:style-name="T4">Weshalb die </text:span>Victoryknox Messer Szene, <text:span text:style-name="T4">dann wie eine </text:span><text:span text:style-name="T1">S</text:span>ekte <text:span text:style-name="T2">[1] </text:span><text:span text:style-name="T4">zu zweit mit mir in den Keller, überzahl und </text:span>dann eine Begründung <text:span text:style-name="T1">man Margrit hätte Angst ich würde meinen Nichten etwas antun, ich vermute selbst Margrit wusste, dass das das letzte auf diesem Planeten wäre was ich tun würde, weshalb also diese Szene und anschliessende Verbannung, </text:span><text:span text:style-name="T4">hat man einfach das Kindswohl pragmatisch als Vorwand und Legitimierung genommen, obwohl Margrit diejenige war mit Victoryknox Messer aus der Küche?</text:span></text:p>
      <text:p text:style-name="P3"/>
      <text:p text:style-name="P7">Dann habe ich das jetzt 2 Jahre nicht thematisiert und wenn ich es Thematisiere weil es mich belastet wird mir wieder der Vorwurf gemacht. Nie würde ich Lina und Maja etwas antun oder sonst einem Kind oder Menschen ausser mir selber. Ist es eine CopingStrategie von Margrit bei Fehlern welche sie gemacht hat dem ca 30 Jahre jüngeren Kind Vorwürfe zu machen damit das Thema unter den Teppich gekehrt wird?</text:p>
      <text:p text:style-name="P3"/>
      <text:p text:style-name="P5"><text:span text:style-name="T4">Darauf hat ungefähr der Umbau </text:span>in der Neuenburgerstrasse <text:span text:style-name="T4">6 13 Stock angefangen</text:span>, 0.5 Jahre lärm anschliessend, <text:span text:style-name="T4">V</text:span>erfolgungswahn, <text:span text:style-name="T4">R</text:span>esignation, <text:span text:style-name="T4">Stress und dass das nicht Spurlos an Menschen vorbei geht zeigt ja auch, dass Käthle in die Rüthmattstrasse umgezogen ist.</text:span></text:p>
      <text:p text:style-name="P3"/>
      <text:p text:style-name="P3"/>
      <text:p text:style-name="P8">Wie zu Beginn gesagt ist es nicht mein Ziel alles noch schlimmer zu machen, ich würde gerne verstehen weshalb so dass ich das abhaken kann. Und ja mein «Krankes Gehirn» kann solches nicht vergessen oder wie Margrit schon gesagt hat als ich ein Kind war ich hätte ein «Elefanten Gehirn dass nichts vergisst». <text:span text:style-name="T5">Das funktioniert in meinem Gehirn dann so dass jedes Victoryknox Messer wieder diesen Datensatz aktiviert der unbeantwortet ist wo ich mir auch sicher bin dass Margrit genau wusste, dass ich nie meinen Nichten etwas antun würde. Mich das ca 30 Jahre jüngere Kind dafür bestrafen dass man selber Fehler gemacht hat? Das würde man elterlichen narzisstischen Machtmissbrauch nennen und ich gestehe so etwas macht mir aber vermutlich vielen anderen Schizophrenen Probleme weil eine Elefantenhaut über meiner Psyche habe ich nicht auch wenn ich das spiele um zumindest die ganz innersten Teile meiner Psyche intakt zu halten. Einen Teil meiner Psyche wo ich Euch nie gelassen habe wo ich keine Lügner und Egoisten haben will weil man das dann wieder gegen mich missbrauchen würde. Eine Zone ein Bereich wo Unwarheit nicht willkommen ist weil die Unwahrheit würde diese Kinderzone in meiner Psyche zerstören, und klar kann man so etwas auch heucheln, aber selbst das Unterbewusstsein von Kindern wird das durchschauen und später wenn das Kind die Verbindung zwischen Bewusstsein und Unterbewusstsein kennt wird es diese Lügen nennen und beweisen können.</text:span></text:p>
      <text:p text:style-name="P6"/>
      <text:p text:style-name="P9">Dass man nur seinen Standpunkt sehen kann oder will, bzw. ich sehe Euch und Euren Standpunkt, zu zweit gibt man sich gegenseitig Absolution (Pfisterer hat das geistige Inzucht genannt), man muss mindestens in weltlichen Gerichten nicht mal die Wahrheit sagen, denn wenn man zu zweit ist und die Gegenpartei nur einer [1]. Dann gibt es auch SystemDynamische Prozesse im System Familie wo Margrit scheinbar Angst hat ich würde ihr den Rang ablaufen, aber um wieder Margrit selber zu zitieren: «Man kann noch vom Dümmsten etwas lernen.» Aber das ist wieder Klagend, ich wollte eigentlich erklären wie ich funktioniere um weniger Konflikte zu vermeiden oder umgehen zu können.</text:p>
      <text:p text:style-name="P9"/>
      <text:p text:style-name="P9">Gerne würde ich auch Euren Standpunkt dazu hören, vielleicht sehe ich ja wirklich nur meinen Standpunkt. <text:span text:style-name="T6">Vielleicht löse ich mit meinem «Schizophrene spinnen nicht sie funktionieren nur anders» das selbe in Eurer Psyche aus wie Galileo Galilei mit seinem «Die Erde ist eine Kugel» bei der Kirche ausgelöst hat.</text:span></text:p>
      <text:p text:style-name="P6"/>
      <text:p text:style-name="P6">[1] das <text:span text:style-name="T7">K</text:span>onzept verwenden <text:span text:style-name="T8">viele</text:span> wenn sie etwas Ungerechtes aussprechen <text:span text:style-name="T8">wollen</text:span>, z.B. bei der CSB habe ich die Kündigung bekommen weil ich in meiner <text:span text:style-name="T8">p</text:span>rivaten Zeit zuhause einem Mitarbeiter auf Facebook gesagt habe er soll nicht rassistischen Inhalt in Facebook <text:span text:style-name="T8">teilen</text:span>, also ich wurde gekündigt wegen Dingen die ich in meiner <text:span text:style-name="T8">p</text:span>rivaten Zeit getan habe, den Chefs war es klar dass es keine <text:span text:style-name="T8">l</text:span>egitime Kündigung ist also schaut man dass man zu zweit ist <text:span text:style-name="T8">damit </text:span>falls es zu einer Gerichtsverhandlung kommt man zu zweit den geprellten überstimmen kan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4T05:02:54.477000000</meta:creation-date>
    <dc:date>2021-12-24T06:02:54.602000000</dc:date>
    <meta:editing-duration>PT48M13S</meta:editing-duration>
    <meta:editing-cycles>10</meta:editing-cycles>
    <meta:generator>LibreOffice/7.2.2.2$Windows_X86_64 LibreOffice_project/02b2acce88a210515b4a5bb2e46cbfb63fe97d56</meta:generator>
    <meta:document-statistic meta:table-count="0" meta:image-count="0" meta:object-count="0" meta:page-count="2" meta:paragraph-count="11" meta:word-count="917" meta:character-count="5696" meta:non-whitespace-character-count="4790"/>
  </office:meta>
</office:document-meta>
</file>